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style:font-name="Nunito Sans"/>
    </style:style>
    <style:style style:name="T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3" style:parent-style-name="Fett" style:family="text">
      <style:text-properties style:font-name="Nunito Sans" fo:font-size="11pt" style:font-size-asian="11pt" style:font-size-complex="11pt" fo:language="en" fo:country="US"/>
    </style:style>
    <style:style style:name="T4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T5" style:parent-style-name="lia-effect__circle" style:family="text">
      <style:text-properties style:font-name="Nunito Sans" fo:language="en" fo:country="US"/>
    </style:style>
    <style:style style:name="P6" style:parent-style-name="lia-paragraph" style:family="paragraph">
      <style:paragraph-properties fo:margin-left="0.4916in">
        <style:tab-stops/>
      </style:paragraph-properties>
    </style:style>
    <style:style style:name="T7" style:parent-style-name="Fett" style:family="text">
      <style:text-properties style:font-name="Nunito Sans" fo:font-size="11pt" style:font-size-asian="11pt" style:font-size-complex="11pt" fo:language="en" fo:country="US"/>
    </style:style>
    <style:style style:name="T8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9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0" style:parent-style-name="lia-paragraph" style:family="paragraph">
      <style:paragraph-properties fo:margin-left="0.4916in">
        <style:tab-stops/>
      </style:paragraph-properties>
    </style:style>
    <style:style style:name="T11" style:parent-style-name="Hyperlink" style:family="text">
      <style:text-properties style:font-name="Nunito Sans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Nunito Sans" fo:font-size="11pt" style:font-size-asian="11pt" style:font-size-complex="11pt" fo:language="en" fo:country="US"/>
    </style:style>
    <style:style style:name="P13" style:parent-style-name="lia-paragraph" style:family="paragraph">
      <style:paragraph-properties fo:margin-left="0.4916in">
        <style:tab-stops/>
      </style:paragraph-properties>
      <style:text-properties style:font-name="Nunito Sans" fo:font-size="11pt" style:font-size-asian="11pt" style:font-size-complex="11pt" fo:language="en" fo:country="US"/>
    </style:style>
    <style:style style:name="P14" style:parent-style-name="lia-paragraph" style:family="paragraph">
      <style:text-properties style:font-name="Nunito Sans" fo:font-size="11pt" style:font-size-asian="11pt" style:font-size-complex="11pt" fo:language="en" fo:country="US"/>
    </style:style>
    <style:style style:name="T15" style:parent-style-name="lia-effect__circle" style:family="text">
      <style:text-properties style:font-name="Nunito Sans" fo:font-size="11pt" style:font-size-asian="11pt" style:font-size-complex="11pt" fo:language="en" fo:country="US"/>
    </style:style>
    <style:style style:name="T16" style:parent-style-name="text-left" style:family="text">
      <style:text-properties style:font-name="Nunito Sans" fo:language="en" fo:country="US"/>
    </style:style>
    <style:style style:name="T17" style:parent-style-name="text-left" style:family="text">
      <style:text-properties style:font-name="Nunito Sans" fo:language="en" fo:country="US"/>
    </style:style>
    <style:style style:name="T18" style:parent-style-name="text-left" style:family="text">
      <style:text-properties style:font-name="Nunito Sans" fo:language="en" fo:country="US"/>
    </style:style>
    <style:style style:name="T19" style:parent-style-name="text-left" style:family="text">
      <style:text-properties style:font-name="Nunito Sans" fo:language="en" fo:country="US"/>
    </style:style>
    <style:style style:name="TableColumn21" style:family="table-column">
      <style:table-column-properties style:column-width="1.977in"/>
    </style:style>
    <style:style style:name="TableColumn22" style:family="table-column">
      <style:table-column-properties style:column-width="1.7638in"/>
    </style:style>
    <style:style style:name="TableColumn23" style:family="table-column">
      <style:table-column-properties style:column-width="2.0416in"/>
    </style:style>
    <style:style style:name="TableColumn24" style:family="table-column">
      <style:table-column-properties style:column-width="0.5173in"/>
    </style:style>
    <style:style style:name="Table20" style:family="table">
      <style:table-properties style:width="6.3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Standard" style:family="paragraph">
      <style:text-properties style:font-name="Nunito Sans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text-properties style:font-name="Nunito Sans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1" style:parent-style-name="Absatz-Standardschriftart" style:family="text">
      <style:text-properties style:font-name="Nunito Sans" fo:language="en" fo:country="US"/>
    </style:style>
    <style:style style:name="T32" style:parent-style-name="Hyperlink" style:family="text">
      <style:text-properties style:font-name="Nunito Sans" fo:language="en" fo:country="US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Standard" style:family="paragraph">
      <style:text-properties style:font-name="Nunito Sans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" style:parent-style-name="Hyperlink" style:family="text">
      <style:text-properties style:font-name="Nunito Sans"/>
    </style:style>
    <style:style style:name="T38" style:parent-style-name="Absatz-Standardschriftart" style:family="text">
      <style:text-properties style:font-name="Nunito Sans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text-properties style:font-name="Nunito Sans" fo:language="en" fo:country="US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" style:parent-style-name="Hyperlink" style:family="text">
      <style:text-properties style:font-name="Nunito Sans" fo:language="en" fo:country="US"/>
    </style:style>
    <style:style style:name="T43" style:parent-style-name="Absatz-Standardschriftart" style:family="text">
      <style:text-properties style:font-name="Nunito Sans" fo:language="en" fo:country="US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Standard" style:family="paragraph">
      <style:text-properties style:font-name="Nunito Sans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8" style:parent-style-name="Hyperlink" style:family="text">
      <style:text-properties style:font-name="Nunito Sans" fo:language="en" fo:country="US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Standard" style:family="paragraph">
      <style:text-properties style:font-name="Nunito Sans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Standard" style:family="paragraph">
      <style:text-properties style:font-name="Nunito Sans" fo:language="en" fo:country="US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Standard" style:family="paragraph">
      <style:text-properties style:font-name="Nunito Sans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7" style:parent-style-name="Hyperlink" style:family="text">
      <style:text-properties style:font-name="Nunito Sans" fo:language="en" fo:country="US"/>
    </style:style>
    <style:style style:name="T58" style:parent-style-name="Absatz-Standardschriftart" style:family="text">
      <style:text-properties style:font-name="Nunito Sans" fo:language="en" fo:country="US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text-properties style:font-name="Nunito Sans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text-properties style:font-name="Nunito Sans" fo:language="en" fo:country="US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text-properties style:font-name="Nunito Sans"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7" style:parent-style-name="Hyperlink" style:family="text">
      <style:text-properties style:font-name="Nunito Sans" fo:language="en" fo:country="US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Standard" style:family="paragraph">
      <style:text-properties style:font-name="Nunito Sans" fo:language="en" fo:country="US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Standard" style:family="paragraph">
      <style:text-properties style:font-name="Nunito Sans" fo:language="en" fo:country="US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text-properties style:font-name="Nunito Sans" fo:language="en" fo:country="US"/>
    </style:style>
    <style:style style:name="P74" style:parent-style-name="Standard" style:family="paragraph">
      <style:text-properties style:font-name="Nunito Sans" fo:language="en" fo:country="US"/>
    </style:style>
  </office:automatic-styles>
  <office:body>
    <office:text text:use-soft-page-breaks="true">
      <text:h text:style-name="P1" text:outline-level="1">Data Management Plan</text:h>
      <text:p text:style-name="lia-paragraph"><text:span text:style-name="T2">The<text:s/></text:span><text:span text:style-name="T3">Data Management Plan (DMP)</text:span><text:span text:style-name="T4"><text:s/>contains all information that describes and documents sufficiently the collection, processing, storage, archiving and publication of research data within a research project.<text:s/></text:span></text:p>
      <text:p text:style-name="Standard"><text:span text:style-name="T5"> </text:span></text:p>
      <text:p text:style-name="P6"><text:span text:style-name="T7">Exercise</text:span><text:span text:style-name="T8">:<text:s/></text:span></text:p>
      <text:p text:style-name="P9">Watch the following video and answer the questions that pop up</text:p>
      <text:p text:style-name="P10"><text:a xlink:href="https://www.twillo.de/edu-sharing/components/render/3f31f423-a0ea-4975-9c17-ba194413fdb2?mainnav=true&amp;id=ede67e95-2151-440b-843f-7e2efdaa2852" office:target-frame-name="_top" xlink:show="replace"><text:span text:style-name="T11">https://www.twillo.de/edu-sharing/components/render/3f31f423-a0ea-4975-9c17-ba194413fdb2?mainnav=true&amp;id=ede67e95-2151-440b-843f-7e2efdaa2852</text:span></text:a><text:span text:style-name="T12"><text:s/></text:span></text:p>
      <text:p text:style-name="P13"/>
      <text:p text:style-name="P14">Many public funding organizations require a DMP prior to granting funds for research projects, thus making DMPs an integral part of the scientific process, especially in data-intensive research fields such as the energy sector.</text:p>
      <text:p text:style-name="lia-paragraph"><text:span text:style-name="T15"> </text:span></text:p>
      <text:p text:style-name="Standard"><text:span text:style-name="T16">Funder? <text:s text:c="42"/></text:span><text:span text:style-name="T17">Plan demanded?<text:s/></text:span><text:span text:style-name="T18"><text:s text:c="20"/></text:span><text:span text:style-name="T19">Content Updates?<text:s/>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Horizon Europe</text:p>
          </table:table-cell>
          <table:table-cell table:style-name="TableCell28">
            <text:p text:style-name="P29">Data Management Plan</text:p>
          </table:table-cell>
          <table:table-cell table:style-name="TableCell30">
            <text:p text:style-name="Standard"><text:span text:style-name="T31">see<text:s/></text:span><text:a xlink:href="https://op.europa.eu/en/web/eu-law-and-publications/publication-detail/-/publication/9570017e-cd82-11eb-ac72-01aa75ed71a1" office:target-frame-name="_blank" xlink:show="new"><text:span text:style-name="T32">Horizon Europe Online Manual</text:span></text:a></text:p>
          </table:table-cell>
          <table:table-cell table:style-name="TableCell33">
            <text:p text:style-name="P34">Yes</text:p>
          </table:table-cell>
        </table:table-row>
        <table:table-row table:style-name="TableRow35">
          <table:table-cell table:style-name="TableCell36">
            <text:p text:style-name="Standard"><text:a xlink:href="https://www.dfg.de" office:target-frame-name="_blank" xlink:show="new"><text:span text:style-name="T37">German Research Foundation (DFG)</text:span></text:a><text:span text:style-name="T38"><text:s/></text:span></text:p>
          </table:table-cell>
          <table:table-cell table:style-name="TableCell39">
            <text:p text:style-name="P40">Information on the handling of research data</text:p>
          </table:table-cell>
          <table:table-cell table:style-name="TableCell41">
            <text:p text:style-name="Standard"><text:a xlink:href="https://www.dfg.de/en/research_funding/principles_dfg_funding/research_data/" office:target-frame-name="_blank" xlink:show="new"><text:span text:style-name="T42">DFG Guidelines on the Handling of Research Data</text:span></text:a><text:span text:style-name="T43">, Checklist</text:span></text:p>
          </table:table-cell>
          <table:table-cell table:style-name="TableCell44">
            <text:p text:style-name="P45">No</text:p>
          </table:table-cell>
        </table:table-row>
        <table:table-row table:style-name="TableRow46">
          <table:table-cell table:style-name="TableCell47">
            <text:p text:style-name="Standard"><text:a xlink:href="https://www.bmwk.de/" office:target-frame-name="_blank" xlink:show="new"><text:span text:style-name="T48">German Ministry for Economic Affairs and Climate Action (BMWK)</text:span></text:a></text:p>
          </table:table-cell>
          <table:table-cell table:style-name="TableCell49">
            <text:p text:style-name="P50">Research Data Exploitation Plan</text:p>
          </table:table-cell>
          <table:table-cell table:style-name="TableCell51">
            <text:p text:style-name="P52">scientific and economic potential, connectivity and transferability</text:p>
          </table:table-cell>
          <table:table-cell table:style-name="TableCell53">
            <text:p text:style-name="P54">once a year</text:p>
          </table:table-cell>
        </table:table-row>
        <table:table-row table:style-name="TableRow55">
          <table:table-cell table:style-name="TableCell56">
            <text:p text:style-name="Standard"><text:a xlink:href="https://www.bmbf.de/bmbf/de/forschung/digitale-wirtschaft-und-gesellschaft/aktionsplan-forschungsdaten/aktionsplan-forschungsdaten_node.html" office:target-frame-name="_blank" xlink:show="new"><text:span text:style-name="T57">German Ministry of Education and Research (BMBF)</text:span></text:a><text:span text:style-name="T58"><text:s/></text:span></text:p>
          </table:table-cell>
          <table:table-cell table:style-name="TableCell59">
            <text:p text:style-name="P60">Plan sometimes required</text:p>
          </table:table-cell>
          <table:table-cell table:style-name="TableCell61">
            <text:p text:style-name="P62">Content depends on the respective programme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Standard"><text:a xlink:href="https://bmdv.bund.de" office:target-frame-name="_blank" xlink:show="new"><text:span text:style-name="T67">German Ministry for Digital and Transport (BMDV)</text:span></text:a></text:p>
          </table:table-cell>
          <table:table-cell table:style-name="TableCell68">
            <text:p text:style-name="P69">Research Data Exploitation Plan sometimes required<text:s/></text:p>
          </table:table-cell>
          <table:table-cell table:style-name="TableCell70">
            <text:p text:style-name="P71">Content depends on the respective programme</text:p>
          </table:table-cell>
          <table:table-cell table:style-name="TableCell72">
            <text:p text:style-name="P73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a-pagination__current" style:display-name="lia-pagination__current" style:family="text" style:parent-style-name="Absatz-Standardschriftart"/>
    <style:style style:name="text-left" style:display-name="text-lef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09:40:00Z</meta:creation-date>
    <dc:date>2023-06-27T09:41:00Z</dc:date>
    <meta:template xlink:href="Normal" xlink:type="simple"/>
    <meta:editing-cycles>3</meta:editing-cycles>
    <meta:editing-duration>PT0S</meta:editing-duration>
    <meta:document-statistic meta:page-count="1" meta:paragraph-count="4" meta:word-count="296" meta:character-count="2163" meta:row-count="15" meta:non-whitespace-character-count="1871"/>
  </office:meta>
</office:document-meta>
</file>